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Galano Grotesque Regular" svg:font-family="'Galano Grotesque Regular', 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office:font-face-decls>
  <office:automatic-styles>
    <style:style style:name="P1" style:family="paragraph" style:parent-style-name="Standard">
      <style:text-properties officeooo:paragraph-rsid="0006916f"/>
    </style:style>
    <style:style style:name="P2" style:family="paragraph" style:parent-style-name="Standard">
      <style:text-properties officeooo:paragraph-rsid="00077b86"/>
    </style:style>
    <style:style style:name="P3" style:family="paragraph" style:parent-style-name="Standard">
      <style:text-properties officeooo:rsid="000cd053" officeooo:paragraph-rsid="000cd053"/>
    </style:style>
    <style:style style:name="T1" style:family="text">
      <style:text-properties officeooo:rsid="0005d934"/>
    </style:style>
    <style:style style:name="T2" style:family="text">
      <style:text-properties officeooo:rsid="0006916f"/>
    </style:style>
    <style:style style:name="T3" style:family="text">
      <style:text-properties officeooo:rsid="00077b86"/>
    </style:style>
    <style:style style:name="T4" style:family="text">
      <style:text-properties officeooo:rsid="00085ea3"/>
    </style:style>
    <style:style style:name="T5" style:family="text">
      <style:text-properties officeooo:rsid="000942a1"/>
    </style:style>
    <style:style style:name="T6" style:family="text">
      <style:text-properties officeooo:rsid="000a4b6c"/>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Afin d’optimiser le site, plusieurs changement ont été opéré.<text:line-break/><text:line-break/>Tout d’abord, la page index.html a été </text:span><text:span text:style-name="T3">modifi</text:span><text:span text:style-name="T1">é afin d’optimiser son contenu. </text:span></text:p>
      <text:p text:style-name="P2"/>
      <text:p text:style-name="P2"><text:span text:style-name="T1">Les titres de sections, ainsi que d’autre éléments de la page, étaient mal ordonnées </text:span><text:span text:style-name="T2">et sont désormais correctement structuré. Enfin, j’ai rajouté les labels sur le formulaire. Cela améliore l’indexation de la page et l’accessibilité pour les personnes utilisant un lecteurs d’écrans. </text:span></text:p>
      <text:p text:style-name="P1"><text:span text:style-name="T2"><text:line-break/>Ensuite, les images étaient trop lourdes et prenaient trop de temps à charger. Je les ai donc redimensionné et compressés afin de réduire leurs poids et le temps de chargement de la page. Enfin, des descriptions on été ajoutée pour amélioré l’accessibilité du site.<text:line-break/><text:line-break/></text:span><text:span text:style-name="T4">Pour finit avec l’accessibilité, j’ai légèrement modifié les couleurs ce certains éléments pour amélioré les contrastes de couleur pour que les boutons soient plus visibles.</text:span><text:span text:style-name="T2"><text:line-break/><text:line-break/></text:span><text:span text:style-name="T3">Enfin, j’ai ajouté des balises méta pour le référencement locale ainsi que pour les réseaux sociaux </text:span><text:span text:style-name="T4">pour optimiser les flux de partage du contenu.<text:line-break/><text:line-break/>Ensuite, je me suis occupé du javascript. <text:line-break/><text:line-break/>Tout d’abord, il y avait plusieurs fichiers dans le dossier bootstrap qui avaient la même fonction, je n’ai gardé que les plus léger.<text:line-break/><text:line-break/>Ensuite je me suis occupé de maugallery.js en commençant par le découper en ajoutant des commentaires assez sommaire pour le rendre plus lisibles. La page étant longue, elle était dur à lire car c’était un gros bloc. Désormais le code est plus facile à lire, ce qui facilitera le travail si il y a besoin de le modifié dans le future.<text:line-break/><text:line-break/></text:span><text:span text:style-name="T5">La modale a été corriger et est désormais fonctionnel. La variable était incorrect et je n’ai pas compris sa logique, j’ai donc prit la décision de refaire le code de prevImage() et de nextImage() à zero.<text:line-break/><text:line-break/></text:span>Lorsque l’on change<text:span text:style-name="T5">ait</text:span> de filtre pour afficher les images, on ne voyait pas quelle catégorie <text:span text:style-name="T5">était.</text:span> Sélectionnée. <text:span text:style-name="T6">La classes « active » n’était pas rajoutée lorsque que l’on cliquait sur un filtre.</text:span></text:p>
      <text:p text:style-name="P1"/>
      <text:p text:style-name="P1"/>
      <text:p text:style-name="P3">Tout les fonctionnalités du site fonctionne et il est mieux structuré désormais. Il est mieux référencer et conforme SEO.</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Galano Grotesque Regular" svg:font-family="'Galano Grotesque Regular', 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游明朝" style:font-size-asian="10.5pt" style:language-asian="ja" style:country-asian="JP"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游明朝" style:font-size-asian="10.5pt" style:language-asian="ja" style:country-asian="JP"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1-21T14:43:21.483000000</meta:creation-date>
    <dc:date>2025-01-21T15:55:04.411000000</dc:date>
    <meta:editing-duration>PT9M41S</meta:editing-duration>
    <meta:editing-cycles>2</meta:editing-cycles>
    <meta:generator>LibreOffice/7.3.1.3$Windows_X86_64 LibreOffice_project/a69ca51ded25f3eefd52d7bf9a5fad8c90b87951</meta:generator>
    <meta:document-statistic meta:table-count="0" meta:image-count="0" meta:object-count="0" meta:page-count="1" meta:paragraph-count="4" meta:word-count="334" meta:character-count="2055" meta:non-whitespace-character-count="1713"/>
  </office:meta>
</office:document-meta>
</file>